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4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19" table:default-cell-style-name="ce23"/>
        <table:table-column table:style-name="co12" table:default-cell-style-name="ce23"/>
        <table:table-column table:style-name="co20" table:default-cell-style-name="Default"/>
        <table:table-column table:style-name="co21" table:default-cell-style-name="Default"/>
        <table:table-column table:style-name="co22" table:default-cell-style-name="ce23"/>
        <table:table-column table:style-name="co15" table:default-cell-style-name="ce23"/>
        <table:table-column table:style-name="co23" table:default-cell-style-name="ce23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79.07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873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2494.18</text:p>
          </table:table-cell>
          <table:table-cell table:number-columns-repeated="16378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23"/>
        <table:table-column table:style-name="co26" table:default-cell-style-name="ce23"/>
        <table:table-column table:style-name="co10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3" table:default-cell-style-name="ce23"/>
        <table:table-column table:style-name="co34" table:default-cell-style-name="ce23"/>
        <table:table-column table:style-name="co22" table:default-cell-style-name="ce23"/>
        <table:table-column table:style-name="co23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22:12:52.8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6T19:36:09.989000000</dc:date>
    <meta:editing-duration>P4DT14H1M10S</meta:editing-duration>
    <meta:editing-cycles>1803</meta:editing-cycles>
    <meta:document-statistic meta:table-count="4" meta:cell-count="10103" meta:object-count="0"/>
  </office:meta>
</office:document-meta>
</file>